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fo:orphans="2" fo:widows="2"/>
      <style:text-properties fo:font-style="normal" style:text-underline-style="none" fo:font-weight="normal" style:font-style-asian="normal" style:font-weight-asian="normal" style:font-style-complex="normal" style:font-weight-complex="normal"/>
    </style:style>
    <style:style style:name="P2" style:family="paragraph" style:parent-style-name="Text_20_body">
      <style:paragraph-properties fo:text-align="justify" style:justify-single-word="false" fo:orphans="2" fo:widows="2"/>
      <style:text-properties fo:font-style="normal" style:text-underline-style="none" fo:font-weight="bold" style:font-style-asian="normal" style:font-weight-asian="bold" style:font-style-complex="normal" style:font-weight-complex="bold"/>
    </style:style>
    <style:style style:name="P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abd3f" fo:background-color="transparent" style:font-style-asian="normal" style:font-weight-asian="normal" style:font-style-complex="normal" style:font-weight-complex="normal"/>
    </style:style>
    <style:style style:name="P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c4804" fo:background-color="transparent" style:font-style-asian="normal" style:font-weight-asian="normal" style:font-style-complex="normal" style:font-weight-complex="normal"/>
    </style:style>
    <style:style style:name="P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0d9dbc" fo:background-color="transparent" style:font-style-asian="normal" style:font-weight-asian="normal" style:font-style-complex="normal" style:font-weight-complex="normal"/>
    </style:style>
    <style:style style:name="P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56e56" officeooo:paragraph-rsid="00156e56" fo:background-color="transparent" style:font-style-asian="normal" style:font-weight-asian="normal" style:font-style-complex="normal" style:font-weight-complex="normal"/>
    </style:style>
    <style:style style:name="P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34ad7" officeooo:paragraph-rsid="00134ad7" fo:background-color="transparent" style:font-style-asian="normal" style:font-weight-asian="normal" style:font-style-complex="normal" style:font-weight-complex="normal"/>
    </style:style>
    <style:style style:name="P1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4abc9" officeooo:paragraph-rsid="0014abc9" fo:background-color="transparent" style:font-style-asian="normal" style:font-weight-asian="normal" style:font-style-complex="normal" style:font-weight-complex="normal"/>
    </style:style>
    <style:style style:name="P11"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ea085" officeooo:paragraph-rsid="000ea085" fo:background-color="transparent" style:font-style-asian="normal" style:font-weight-asian="bold" style:font-style-complex="normal" style:font-weight-complex="bold"/>
    </style:style>
    <style:style style:name="P1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1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56e56" fo:background-color="transparent" style:font-style-asian="normal" style:font-weight-asian="bold" style:font-style-complex="normal" style:font-weight-complex="bold"/>
    </style:style>
    <style:style style:name="P1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21543" fo:background-color="transparent" style:font-style-asian="normal" style:font-weight-asian="bold" style:font-style-complex="normal" style:font-weight-complex="bold"/>
    </style:style>
    <style:style style:name="P16"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abd3f" fo:background-color="transparent" style:font-style-asian="normal" style:font-weight-asian="bold" style:font-style-complex="normal" style:font-weight-complex="bold"/>
    </style:style>
    <style:style style:name="P1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0d9dbc" fo:background-color="transparent" style:font-style-asian="normal" style:font-weight-asian="bold" style:font-style-complex="normal" style:font-weight-complex="bold"/>
    </style:style>
    <style:style style:name="P1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6cc56" fo:background-color="transparent" style:font-style-asian="normal" style:font-weight-asian="bold" style:font-style-complex="normal" style:font-weight-complex="bold"/>
    </style:style>
    <style:style style:name="P19"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34ad7" officeooo:paragraph-rsid="00134ad7" fo:background-color="transparent" style:font-style-asian="normal" style:font-weight-asian="bold" style:font-style-complex="normal" style:font-weight-complex="bold"/>
    </style:style>
    <style:style style:name="P20"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14abc9" officeooo:paragraph-rsid="0014abc9" fo:background-color="transparent" style:font-style-asian="normal" style:font-weight-asian="bold" style:font-style-complex="normal" style:font-weight-complex="bold"/>
    </style:style>
    <style:style style:name="P21"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22" style:family="paragraph" style:parent-style-name="Text_20_body">
      <style:paragraph-properties fo:margin-top="0in" fo:margin-bottom="0in" fo:text-align="justify" style:justify-single-word="false" fo:orphans="2" fo:widows="2" style:writing-mode="lr-tb"/>
      <style:text-properties style:font-name="arial" fo:font-size="14pt" fo:font-style="normal" style:text-underline-style="none" fo:font-weight="bold" style:font-size-asian="14pt" style:font-style-asian="normal" style:font-weight-asian="bold" style:font-size-complex="14pt" style:font-style-complex="normal" style:font-weight-complex="bold"/>
    </style:style>
    <style:style style:name="P23"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rsid="0016cc56" officeooo:paragraph-rsid="0016cc56" fo:background-color="transparent" style:font-style-asian="normal" style:font-weight-asian="normal" style:font-style-complex="normal" style:font-weight-complex="normal"/>
    </style:style>
    <style:style style:name="P24"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7fb4f" fo:background-color="transparent" style:font-style-asian="normal" style:font-weight-asian="normal" style:font-style-complex="normal" style:font-weight-complex="normal"/>
    </style:style>
    <style:style style:name="P25"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normal" officeooo:paragraph-rsid="001925f9" fo:background-color="transparent" style:font-style-asian="normal" style:font-weight-asian="normal" style:font-style-complex="normal" style:font-weight-complex="normal"/>
    </style:style>
    <style:style style:name="P26" style:family="paragraph" style:parent-style-name="Text_20_body">
      <style:paragraph-properties fo:margin-top="0in" fo:margin-bottom="0in" fo:orphans="2" fo:widows="2" style:writing-mode="lr-tb"/>
      <style:text-properties fo:font-variant="normal" fo:text-transform="none" fo:color="#000000" style:font-name="Arial" fo:font-size="14.25pt" fo:letter-spacing="normal" fo:font-style="normal" style:text-underline-style="none" fo:font-weight="normal" officeooo:paragraph-rsid="0017fb4f" fo:background-color="transparent" style:font-style-asian="normal" style:font-weight-asian="normal" style:font-style-complex="normal" style:font-weight-complex="normal"/>
    </style:style>
    <style:style style:name="P27"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28"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7fb4f" fo:background-color="transparent" style:font-style-asian="normal" style:font-weight-asian="bold" style:font-style-complex="normal" style:font-weight-complex="bold"/>
    </style:style>
    <style:style style:name="P29"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25pt" fo:letter-spacing="normal" fo:font-style="normal" style:text-underline-style="none" fo:font-weight="bold" fo:background-color="transparent" style:font-style-asian="normal" style:font-weight-asian="bold" style:font-style-complex="normal" style:font-weight-complex="bold"/>
    </style:style>
    <style:style style:name="P30" style:family="paragraph" style:parent-style-name="Text_20_body">
      <style:paragraph-properties fo:margin-top="0in" fo:margin-bottom="0in" fo:text-align="center" style:justify-single-word="false" fo:orphans="2" fo:widows="2" style:writing-mode="lr-tb"/>
      <style:text-properties fo:font-variant="normal" fo:text-transform="none" fo:color="#000000" style:font-name="Arial" fo:font-size="14.25pt" fo:letter-spacing="normal" fo:font-style="normal" style:text-underline-style="none" fo:font-weight="bold" officeooo:paragraph-rsid="0017fb4f" fo:background-color="transparent" style:font-style-asian="normal" style:font-weight-asian="bold" style:font-style-complex="normal" style:font-weight-complex="bold"/>
    </style:style>
    <style:style style:name="P31" style:family="paragraph" style:parent-style-name="Text_20_body">
      <style:paragraph-properties fo:margin-top="0in" fo:margin-bottom="0in" fo:orphans="2" fo:widows="2" style:writing-mode="lr-tb"/>
      <style:text-properties fo:font-variant="normal" fo:text-transform="none" fo:color="#000000" style:font-name="Arial" fo:font-size="14.25pt" fo:letter-spacing="normal" fo:font-style="normal" style:text-underline-style="none" fo:font-weight="bold" officeooo:paragraph-rsid="0017fb4f" fo:background-color="transparent" style:font-style-asian="normal" style:font-weight-asian="bold" style:font-style-complex="normal" style:font-weight-complex="bold"/>
    </style:style>
    <style:style style:name="P32" style:family="paragraph" style:parent-style-name="Text_20_body">
      <style:paragraph-properties fo:margin-top="0in" fo:margin-bottom="0in" fo:text-align="justify" style:justify-single-word="false" fo:orphans="2" fo:widows="2" style:writing-mode="lr-tb"/>
      <style:text-properties fo:font-variant="normal" fo:text-transform="none" fo:color="#000000" style:font-name="Arial" fo:font-size="14.25pt" fo:letter-spacing="normal" fo:font-style="normal" style:text-underline-style="none" fo:font-weight="bold" officeooo:rsid="000abd3f" fo:background-color="transparent" style:font-style-asian="normal" style:font-weight-asian="bold" style:font-style-complex="normal" style:font-weight-complex="bold"/>
    </style:style>
    <style:style style:name="P33" style:family="paragraph" style:parent-style-name="Text_20_body">
      <style:paragraph-properties fo:margin-top="0in" fo:margin-bottom="0in" fo:text-align="start" style:justify-single-word="false" fo:orphans="2" fo:widows="2" style:writing-mode="lr-tb"/>
      <style:text-properties fo:font-variant="normal" fo:text-transform="none" fo:color="#000000" style:font-name="Arial" fo:font-size="14pt" fo:letter-spacing="normal" fo:font-style="normal" style:text-underline-style="none" fo:font-weight="bold" officeooo:paragraph-rsid="0017fb4f" fo:background-color="transparent" style:font-size-asian="12.25pt" style:font-style-asian="normal" style:font-weight-asian="bold" style:font-size-complex="14pt" style:font-style-complex="normal" style:font-weight-complex="bold"/>
    </style:style>
    <style:style style:name="P34" style:family="paragraph" style:parent-style-name="Text_20_body">
      <style:paragraph-properties fo:margin-top="0in" fo:margin-bottom="0in" fo:text-align="justify" style:justify-single-word="false" fo:orphans="2" fo:widows="2" style:writing-mode="lr-tb"/>
      <style:text-properties fo:font-style="normal" style:text-underline-style="none" fo:font-weight="bold" style:font-style-asian="normal" style:font-weight-asian="bold" style:font-style-complex="normal" style:font-weight-complex="bold"/>
    </style:style>
    <style:style style:name="P35" style:family="paragraph" style:parent-style-name="Text_20_body">
      <style:paragraph-properties fo:margin-top="0in" fo:margin-bottom="0in" fo:text-align="start" style:justify-single-word="false" fo:orphans="2" fo:widows="2" style:writing-mode="lr-tb"/>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36" style:family="paragraph" style:parent-style-name="Text_20_body">
      <style:paragraph-properties fo:text-align="start" style:justify-single-word="false" fo:orphans="2" fo:widows="2"/>
      <style:text-properties fo:font-style="normal" style:text-underline-style="none" fo:font-weight="bold" officeooo:paragraph-rsid="0017fb4f" style:font-style-asian="normal" style:font-weight-asian="bold" style:font-style-complex="normal" style:font-weight-complex="bold"/>
    </style:style>
    <style:style style:name="P37"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7fb4f" style:font-size-asian="14pt" style:font-style-asian="normal" style:font-weight-asian="bold" style:font-size-complex="14pt" style:font-style-complex="normal" style:font-weight-complex="bold"/>
    </style:style>
    <style:style style:name="P38" style:family="paragraph" style:parent-style-name="Text_20_body">
      <style:paragraph-properties fo:text-align="start" style:justify-single-word="false" fo:orphans="2" fo:widows="2"/>
      <style:text-properties style:font-name="arial" fo:font-size="14pt" fo:font-style="normal" style:text-underline-style="none" fo:font-weight="bold" officeooo:paragraph-rsid="001925f9" style:font-size-asian="14pt" style:font-style-asian="normal" style:font-weight-asian="bold" style:font-size-complex="14pt" style:font-style-complex="normal" style:font-weight-complex="bold"/>
    </style:style>
    <style:style style:name="P39" style:family="paragraph" style:parent-style-name="Text_20_body">
      <style:paragraph-properties fo:text-align="start" style:justify-single-word="false" fo:orphans="2" fo:widows="2"/>
      <style:text-properties style:font-name="arial" fo:font-size="14pt" fo:font-style="normal" fo:font-weight="bold" officeooo:paragraph-rsid="0017fb4f" style:font-size-asian="14pt" style:font-weight-asian="bold" style:font-size-complex="14pt" style:font-weight-complex="bold"/>
    </style:style>
    <style:style style:name="P40" style:family="paragraph" style:parent-style-name="Text_20_body">
      <style:paragraph-properties fo:text-align="center" style:justify-single-word="false" fo:orphans="2" fo:widows="2"/>
      <style:text-properties style:font-name="arial" fo:font-size="20pt" fo:font-style="normal" style:text-underline-style="none" fo:font-weight="bold" officeooo:paragraph-rsid="001925f9" style:font-size-asian="20pt" style:font-style-asian="normal" style:font-weight-asian="bold" style:font-size-complex="20pt" style:font-style-complex="normal" style:font-weight-complex="bold"/>
    </style:style>
    <style:style style:name="P41" style:family="paragraph" style:parent-style-name="Text_20_body">
      <style:paragraph-properties fo:margin-left="0in" fo:margin-right="0in" fo:margin-top="0in" fo:margin-bottom="0in" fo:text-align="center" style:justify-single-word="false" fo:orphans="2" fo:widows="2" fo:text-indent="0in" style:auto-text-indent="false" style:writing-mode="lr-tb"/>
      <style:text-properties fo:font-variant="normal" fo:text-transform="none" fo:color="#000000" style:font-name="Arial" fo:font-size="14.25pt" fo:letter-spacing="normal" fo:font-style="normal" style:text-underline-style="none" fo:font-weight="bold" officeooo:paragraph-rsid="001925f9" fo:background-color="transparent" style:font-style-asian="normal" style:font-weight-asian="bold" style:font-style-complex="normal" style:font-weight-complex="bold"/>
    </style:style>
    <style:style style:name="T1" style:family="text">
      <style:text-properties fo:font-variant="normal" fo:text-transform="none" fo:color="#000000" style:font-name="Arial" fo:font-size="14.25pt" fo:letter-spacing="normal" fo:background-color="transparent"/>
    </style:style>
    <style:style style:name="T2" style:family="text">
      <style:text-properties fo:font-variant="normal" fo:text-transform="none" fo:color="#000000" style:font-name="Arial" fo:font-size="14.25pt" fo:letter-spacing="normal" officeooo:rsid="00156e56" fo:background-color="transparent"/>
    </style:style>
    <style:style style:name="T3" style:family="text">
      <style:text-properties fo:font-variant="normal" fo:text-transform="none" fo:color="#000000" style:font-name="Arial" fo:font-size="14.25pt" fo:letter-spacing="normal" officeooo:rsid="0017fb4f" fo:background-color="transparent"/>
    </style:style>
    <style:style style:name="T4" style:family="text">
      <style:text-properties fo:font-variant="normal" fo:text-transform="none" fo:color="#000000" style:font-name="Arial" fo:letter-spacing="normal" officeooo:rsid="0017fb4f" fo:background-color="transparent"/>
    </style:style>
    <style:style style:name="T5" style:family="text">
      <style:text-properties fo:font-variant="normal" fo:text-transform="none" fo:color="#000000" fo:letter-spacing="normal" fo:background-color="transparent"/>
    </style:style>
    <style:style style:name="T6" style:family="text">
      <style:text-properties fo:font-variant="normal" fo:text-transform="none" fo:color="#000000" fo:letter-spacing="normal" officeooo:rsid="0017fb4f"/>
    </style:style>
    <style:style style:name="T7" style:family="text">
      <style:text-properties fo:font-variant="normal" fo:text-transform="none" fo:color="#000000" fo:letter-spacing="normal" style:text-underline-style="none" officeooo:rsid="0017fb4f" style:font-style-asian="normal" style:font-style-complex="normal"/>
    </style:style>
    <style:style style:name="T8" style:family="text">
      <style:text-properties officeooo:rsid="000abd3f"/>
    </style:style>
    <style:style style:name="T9" style:family="text">
      <style:text-properties officeooo:rsid="000c4804"/>
    </style:style>
    <style:style style:name="T10" style:family="text">
      <style:text-properties officeooo:rsid="000d9dbc"/>
    </style:style>
    <style:style style:name="T11" style:family="text">
      <style:text-properties officeooo:rsid="000f3f97"/>
    </style:style>
    <style:style style:name="T12" style:family="text">
      <style:text-properties officeooo:rsid="000fa52e"/>
    </style:style>
    <style:style style:name="T13" style:family="text">
      <style:text-properties officeooo:rsid="001121a9"/>
    </style:style>
    <style:style style:name="T14" style:family="text">
      <style:text-properties officeooo:rsid="00121543"/>
    </style:style>
    <style:style style:name="T15" style:family="text">
      <style:text-properties officeooo:rsid="0014abc9"/>
    </style:style>
    <style:style style:name="T16" style:family="text">
      <style:text-properties style:font-name="arial" fo:font-size="14pt" style:font-size-asian="14pt" style:font-size-complex="14pt"/>
    </style:style>
    <style:style style:name="T17" style:family="text">
      <style:text-properties officeooo:rsid="00156808"/>
    </style:style>
    <style:style style:name="T18" style:family="text">
      <style:text-properties officeooo:rsid="00156e56"/>
    </style:style>
    <style:style style:name="T19" style:family="text">
      <style:text-properties officeooo:rsid="00169d19"/>
    </style:style>
    <style:style style:name="T20" style:family="text">
      <style:text-properties officeooo:rsid="0016cc56"/>
    </style:style>
    <style:style style:name="T21" style:family="text">
      <style:text-properties officeooo:rsid="0017fb4f"/>
    </style:style>
    <style:style style:name="T22" style:family="text">
      <style:text-properties style:text-underline-style="none" officeooo:rsid="0017fb4f" style:font-style-asian="normal" style:font-style-complex="normal"/>
    </style:style>
    <style:style style:name="T23" style:family="text">
      <style:text-properties style:font-name="arial"/>
    </style:style>
    <style:style style:name="T24" style:family="text">
      <style:text-properties fo:font-size="14pt"/>
    </style:style>
    <style:style style:name="T25" style:family="text">
      <style:text-properties style:font-size-asian="14pt"/>
    </style:style>
    <style:style style:name="T26" style:family="text">
      <style:text-properties style:font-size-complex="14pt"/>
    </style:style>
    <style:style style:name="T27" style:family="text">
      <style:text-properties officeooo:rsid="001925f9"/>
    </style:style>
    <style:style style:name="fr1" style:family="graphic" style:parent-style-name="Graphics">
      <style:graphic-properties fo:margin-left="0in" fo:margin-right="0in" fo:margin-top="0in" fo:margin-bottom="0in" style:vertical-pos="from-top"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27">Caracas, 11 de Marzo de 2013</text:span></text:p>
      <text:p text:style-name="P36"><text:span text:style-name="T16"><text:s text:c="3"/></text:span></text:p>
      <text:p text:style-name="P38"><text:span text:style-name="T21"><text:s text:c="44"/></text:span><text:span text:style-name="T21"><draw:frame draw:style-name="fr1" draw:name="graphics1" text:anchor-type="as-char" svg:y="-3.0201in" svg:width="1.9689in" svg:height="1.3744in" draw:z-index="0"><draw:image xlink:href="http://www.usb.ve/conocer/corporativa/archivos/logos/logo/logo.png" xlink:type="simple" xlink:show="embed" xlink:actuate="onLoad"/></draw:frame></text:span></text:p>
      <text:p text:style-name="P38"><text:span text:style-name="T3"/></text:p>
      <text:p text:style-name="P40"><text:span text:style-name="T4">INFORME CLUE-USB</text:span></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text:p>
      <text:p text:style-name="P37"><text:span text:style-name="T21">INTEGRANTES</text:span></text:p>
      <text:p text:style-name="P37"><text:span text:style-name="T21"/></text:p>
      <text:p text:style-name="P37"><text:span text:style-name="T21">Jose Pascarella. </text:span></text:p>
      <text:p text:style-name="P37"><text:span text:style-name="T21">Carntet: 11-10743.</text:span></text:p>
      <text:p text:style-name="P39"><text:span text:style-name="T22"/></text:p>
      <text:p text:style-name="P39"><text:span text:style-name="T22">Jose Pe</text:span><text:span text:style-name="T6">ñ</text:span><text:span text:style-name="T7">a.</text:span></text:p>
      <text:p text:style-name="P35"><text:span text:style-name="T21">Carntet: </text:span><text:span text:style-name="T6">11-10775.</text:span></text:p>
      <text:p text:style-name="P30"><text:soft-page-break/><text:span text:style-name="T21">INTRODUCCION</text:span></text:p>
      <text:p text:style-name="P3"/>
      <text:p text:style-name="P25"><text:tab/></text:p>
      <text:p text:style-name="P25"><text:tab/>El programa CLUE-USB se trata de un juego elaborado en el lenguaje de programacion pascal. En este juego, un usuario prueba su habilidad como detective al tratar de decifrar quien asesino al Senor Black, donde y con que arma.</text:p>
      <text:p text:style-name="P1"/>
      <text:p text:style-name="P4"><text:tab/>Se modela el juego usando un tablero 5x5 que contiene 9 habitaciones posibles en el cual se mueven el usuario y las computadoras. Los jugadores deben moverse de habitacion en habitacion haciendo sospechas que los proveen de informacion para resolver el crimen. Luego de que alguno cree conocer los hechos, puede realizar una acusacion en la que el detective se juega su estadia en la partida: si acierta, la gloria estara con el, pero si falla, es despedido, su vida se sume a la desdicha y los demas detectives pueden usar su fallo para acercarse mas a la meta.</text:p>
      <text:p text:style-name="P1"/>
      <text:p text:style-name="P33"><text:span text:style-name="T21"/></text:p>
      <text:p text:style-name="P24"><text:span text:style-name="T21"/></text:p>
      <text:p text:style-name="P11"/>
      <text:p text:style-name="P11"/>
      <text:p text:style-name="P11"/>
      <text:p text:style-name="P11"/>
      <text:p text:style-name="P11"/>
      <text:p text:style-name="P11"/>
      <text:p text:style-name="P11"/>
      <text:p text:style-name="P11"/>
      <text:p text:style-name="P11"/>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pan text:style-name="T21"/></text:p>
      <text:p text:style-name="P30"><text:soft-page-break/><text:span text:style-name="T21">PROCEDIMIENTOS Y FUNCIONES</text:span></text:p>
      <text:p text:style-name="P11"/>
      <text:p text:style-name="P11"/>
      <text:p text:style-name="P24"><text:span text:style-name="T21">Este informe explica las funciones y procedimientos de la siguiente forma:</text:span></text:p>
      <text:p text:style-name="P24"><text:span text:style-name="T21"/></text:p>
      <text:p text:style-name="P28"><text:span text:style-name="T21"/></text:p>
      <text:p text:style-name="P31"><text:span text:style-name="T21">Accion para el programa → Nombre de la Funcion</text:span></text:p>
      <text:p text:style-name="P26"><text:span text:style-name="T21">Descripcion breve</text:span></text:p>
      <text:p text:style-name="P11"/>
      <text:p text:style-name="P11"/>
      <text:p text:style-name="P13">Introduccion → Introduccion</text:p>
      <text:p text:style-name="P4">Este procedimiento da un mensaje de bienvenida al jugador y le explica las reglas del juego.</text:p>
      <text:p text:style-name="P1"/>
      <text:p text:style-name="P13">Inicializa Variables →Inicializa</text:p>
      <text:p text:style-name="P4">Procedimiento que inicializa todas las variables del Juego.</text:p>
      <text:p text:style-name="P4"/>
      <text:p text:style-name="P14"><text:span text:style-name="T18">Aleatorio</text:span><text:span text:style-name="T2"> → </text:span><text:span text:style-name="T18">Aleatorio</text:span></text:p>
      <text:p text:style-name="P8">Funcion que genera numeros aleatorios en un rango dado</text:p>
      <text:p text:style-name="P1"/>
      <text:p text:style-name="P15"><text:span text:style-name="T14">Asignacion de los Jugadores</text:span> → <text:span text:style-name="T14"><text:s/>SeleccionPersonaje</text:span></text:p>
      <text:p text:style-name="P4">Este procedimiento permite al usuario seleccionar un personaje y asigna a las computadoras los demas.</text:p>
      <text:p text:style-name="P1"/>
      <text:p text:style-name="P13"><text:span text:style-name="T11">Seleccion de Hechos Reales</text:span> → <text:span text:style-name="T14">AsignaCartas</text:span></text:p>
      <text:p text:style-name="P4">Proceso que elije el arma, el lugar y al asesino del Senor Black.</text:p>
      <text:p text:style-name="P1"/>
      <text:p text:style-name="P13">Repartir Cartas → RepartirCartas</text:p>
      <text:p text:style-name="P4">Proceso que reparte las cartas restantes a los jugadores.</text:p>
      <text:p text:style-name="P1"/>
      <text:p text:style-name="P13"><text:span text:style-name="T17">Mover en el Table</text:span> → Mover</text:p>
      <text:p text:style-name="P4">Procedimiento que utiliza los dados para calcular la nueva posición del jugador.</text:p>
      <text:p text:style-name="P4"/>
      <text:p text:style-name="P19">Calculo de Distancia → Distancia</text:p>
      <text:p text:style-name="P9">Procedimiento que utiliza lo que saco el usuario en el dado para calcular las habitaciones alcanzables.</text:p>
      <text:p text:style-name="P9"/>
      <text:p text:style-name="P20">Valor Absoluto → VA</text:p>
      <text:p text:style-name="P10">Funcion que obtiene un entero y devuelve su valor absoluto.</text:p>
      <text:p text:style-name="P13"><text:soft-page-break/>Dado<text:span text:style-name="T17">s</text:span> → <text:span text:style-name="T17">Dado</text:span></text:p>
      <text:p text:style-name="P4"><text:span text:style-name="T8">Procedimiento</text:span> que arroja un numero aleatorio entre el 1 y el 6.</text:p>
      <text:p text:style-name="P1"/>
      <text:p text:style-name="P22">Usuario <text:span text:style-name="T5">Sospecha </text:span>→Sospecha_usuario</text:p>
      <text:p text:style-name="P4">Procedimiento que permite al usuario hacer una sospecha elijiendo un arma, un personaje y su habitacion actual.</text:p>
      <text:p text:style-name="P32"/>
      <text:p text:style-name="P16"><text:span text:style-name="T8">Computadora </text:span>Sospecha <text:span text:style-name="T8">→</text:span><text:span text:style-name="T15">S</text:span><text:span text:style-name="T8">ospecha_computadora</text:span></text:p>
      <text:p text:style-name="P5">Procedimiento que permite al usuario hacer una sospecha eli<text:span text:style-name="T12">g</text:span>iendo un arma, un personaje y su habitacion actual.</text:p>
      <text:p text:style-name="P1"/>
      <text:p text:style-name="P13">Mover Sospechoso → MoverSospechoso</text:p>
      <text:p text:style-name="P4">Procedimiento que mueve al sospechoso al cuarto donde se encuentra el jugador que realiza la sospecha <text:span text:style-name="T15">o una acusacion</text:span>.</text:p>
      <text:p text:style-name="P1"/>
      <text:p text:style-name="P13">Refutar → Refutar<text:span text:style-name="T18">{Usuario,Computadora}</text:span></text:p>
      <text:p text:style-name="P4">Procedimiento en el cual obliga al primer usuario que posea una carta y este despues del jugador a ensenarsela para invalidar la sospecha.</text:p>
      <text:p text:style-name="P1"/>
      <text:p text:style-name="P17"><text:span text:style-name="T9">Usuario </text:span>Acusa → <text:span text:style-name="T10">Acusacion_usuario</text:span></text:p>
      <text:p text:style-name="P4">Procedimiento que permite al usuario acusar a una tripleta (Personaje, Habitacion, Arma) de haber realizado el crimen.</text:p>
      <text:p text:style-name="P2"/>
      <text:p text:style-name="P17"><text:span text:style-name="T9">Computadora Acusa</text:span> → <text:span text:style-name="T10">Acusacion_computadora</text:span></text:p>
      <text:p text:style-name="P6">Procedimiento que permite <text:span text:style-name="T12">a la computadora </text:span>acusar a una tripleta (Personaje, Habitacion, Arma) de haber realizado el crimen.</text:p>
      <text:p text:style-name="P13"/>
      <text:p text:style-name="P12">Eliminar Jugador → Eliminar</text:p>
      <text:p text:style-name="P4">Procedimiento que verifica las acusaciones de <text:span text:style-name="T12">los jugadores</text:span> para eliminarl<text:span text:style-name="T12">o</text:span>s del juego.</text:p>
      <text:p text:style-name="P1"/>
      <text:p text:style-name="P13">Fin <text:span text:style-name="T13">del Juego → Fin</text:span></text:p>
      <text:p text:style-name="P4">Procedimiento que checkea por el fin del juego <text:span text:style-name="T19">(Falta de computadoras, sospecha correcta de algun jugador o sospecha erronea del usuario) </text:span>. </text:p>
      <text:p text:style-name="P1"/>
      <text:p text:style-name="P18"><text:span text:style-name="T20">Turno</text:span><text:span text:style-name="T13"> → </text:span><text:span text:style-name="T20">Turno</text:span></text:p>
      <text:p text:style-name="P23">Procedimiento que llama a todos los procedimientos necesarios para completar el turno de un jugador, diferenciando el usuario de la computadora.</text:p>
      <text:p text:style-name="P13"/>
      <text:p text:style-name="P21"><text:span text:style-name="T1"/></text:p>
      <text:p text:style-name="P21"><text:soft-page-break/><text:span text:style-name="T1">Despedida </text:span>→ <text:span text:style-name="T16">Despedida</text:span></text:p>
      <text:p text:style-name="P7"><text:bookmark-start text:name="__DdeLink__4_1166651822"/>Procedimiento que informa en que turno se consiguieron los hechos y agradece al usuario por jugar.<text:bookmark-end text:name="__DdeLink__4_11666518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3-10T10:39:57</meta:creation-date>
    <dc:date>2013-03-11T15:27:42</dc:date>
    <meta:editing-duration>PT03H52M52S</meta:editing-duration>
    <meta:editing-cycles>7</meta:editing-cycles>
    <meta:generator>OpenOffice.org/3.2$Linux OpenOffice.org_project/320m19$Build-9505</meta:generator>
    <meta:document-statistic meta:table-count="0" meta:image-count="1" meta:object-count="0" meta:page-count="5" meta:paragraph-count="57" meta:word-count="565" meta:character-count="3645"/>
  </office:meta>
</office:document-meta>
</file>